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text-properties fo:font-weight="bold" officeooo:rsid="001c656b" officeooo:paragraph-rsid="001c656b" style:font-weight-asian="bold" style:font-weight-complex="bold"/>
    </style:style>
    <style:style style:name="P3" style:family="paragraph" style:parent-style-name="Standard">
      <style:text-properties fo:font-weight="bold" officeooo:paragraph-rsid="0024e07d" style:font-weight-asian="bold" style:font-weight-complex="bold"/>
    </style:style>
    <style:style style:name="P4" style:family="paragraph" style:parent-style-name="Standard">
      <style:text-properties fo:font-weight="bold" officeooo:rsid="0025af5d" officeooo:paragraph-rsid="0025af5d" style:font-weight-asian="bold" style:font-weight-complex="bold"/>
    </style:style>
    <style:style style:name="P5" style:family="paragraph" style:parent-style-name="Standard">
      <style:text-properties fo:font-weight="bold" officeooo:rsid="002800a8" officeooo:paragraph-rsid="002800a8" style:font-weight-asian="bold" style:font-weight-complex="bold"/>
    </style:style>
    <style:style style:name="P6" style:family="paragraph" style:parent-style-name="Standard">
      <style:text-properties fo:font-weight="bold" officeooo:rsid="0029fe76" officeooo:paragraph-rsid="0029fe76" style:font-weight-asian="bold" style:font-weight-complex="bold"/>
    </style:style>
    <style:style style:name="P7" style:family="paragraph" style:parent-style-name="Standard">
      <style:text-properties fo:font-weight="bold" officeooo:rsid="002ea311" officeooo:paragraph-rsid="002ea311" style:font-weight-asian="bold" style:font-weight-complex="bold"/>
    </style:style>
    <style:style style:name="P8" style:family="paragraph" style:parent-style-name="Standard">
      <style:text-properties fo:font-weight="bold" officeooo:rsid="00320267" officeooo:paragraph-rsid="00320267" style:font-weight-asian="bold" style:font-weight-complex="bold"/>
    </style:style>
    <style:style style:name="P9" style:family="paragraph" style:parent-style-name="Standard">
      <style:text-properties fo:font-weight="bold" officeooo:paragraph-rsid="0024e07d" fo:background-color="#ffffff" style:font-weight-asian="bold" style:font-weight-complex="bold"/>
    </style:style>
    <style:style style:name="P10" style:family="paragraph" style:parent-style-name="Standard">
      <style:text-properties officeooo:paragraph-rsid="001c656b"/>
    </style:style>
    <style:style style:name="P11" style:family="paragraph" style:parent-style-name="Standard">
      <style:text-properties fo:font-weight="normal" officeooo:rsid="001db273" officeooo:paragraph-rsid="001db273" style:font-weight-asian="normal" style:font-weight-complex="normal"/>
    </style:style>
    <style:style style:name="P12" style:family="paragraph" style:parent-style-name="Standard">
      <style:text-properties fo:font-weight="normal" officeooo:rsid="001db273" officeooo:paragraph-rsid="001f21c2" style:font-weight-asian="normal" style:font-weight-complex="normal"/>
    </style:style>
    <style:style style:name="P13" style:family="paragraph" style:parent-style-name="Standard">
      <style:text-properties fo:font-weight="normal" officeooo:paragraph-rsid="0024e07d" style:font-weight-asian="normal" style:font-weight-complex="normal"/>
    </style:style>
    <style:style style:name="P14" style:family="paragraph" style:parent-style-name="Standard">
      <style:text-properties fo:font-weight="normal" officeooo:rsid="0032d490" officeooo:paragraph-rsid="0032d490" style:font-weight-asian="normal" style:font-weight-complex="normal"/>
    </style:style>
    <style:style style:name="P15" style:family="paragraph" style:parent-style-name="Standard">
      <style:text-properties officeooo:paragraph-rsid="00200c66"/>
    </style:style>
    <style:style style:name="P16" style:family="paragraph" style:parent-style-name="Standard">
      <style:text-properties officeooo:paragraph-rsid="0024e07d"/>
    </style:style>
    <style:style style:name="P17" style:family="paragraph" style:parent-style-name="Standard">
      <style:text-properties fo:font-size="8pt" fo:font-weight="bold" officeooo:rsid="002cfdcc" officeooo:paragraph-rsid="002cfdcc" style:font-size-asian="8pt" style:font-weight-asian="bold" style:font-size-complex="8pt" style:font-weight-complex="bold"/>
    </style:style>
    <style:style style:name="P18" style:family="paragraph" style:parent-style-name="Standard">
      <style:paragraph-properties fo:margin-top="0in" fo:margin-bottom="0.1965in" style:contextual-spacing="false"/>
      <style:text-properties fo:font-weight="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officeooo:paragraph-rsid="0024e07d" style:font-weight-asian="normal" style:font-weight-complex="normal"/>
    </style:style>
    <style:style style:name="P21" style:family="paragraph" style:parent-style-name="Text_20_body">
      <style:text-properties fo:font-weight="normal" officeooo:rsid="0025af5d" officeooo:paragraph-rsid="0025af5d" style:font-weight-asian="normal" style:font-weight-complex="normal"/>
    </style:style>
    <style:style style:name="P22" style:family="paragraph" style:parent-style-name="Text_20_body">
      <style:text-properties fo:font-weight="normal" officeooo:rsid="0029fe76" officeooo:paragraph-rsid="0029fe76" style:font-weight-asian="normal" style:font-weight-complex="normal"/>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3">
      <style:paragraph-properties fo:margin-top="0in" fo:margin-bottom="0in" style:contextual-spacing="false"/>
    </style:style>
    <style:style style:name="P26" style:family="paragraph" style:parent-style-name="Text_20_body" style:list-style-name="L4">
      <style:paragraph-properties fo:margin-top="0in" fo:margin-bottom="0in" style:contextual-spacing="false"/>
    </style:style>
    <style:style style:name="P27" style:family="paragraph" style:parent-style-name="Preformatted_20_Text">
      <style:text-properties fo:font-weight="bold" officeooo:rsid="002cfdcc" officeooo:paragraph-rsid="002cfdcc" style:font-weight-asian="bold" style:font-weight-complex="bold"/>
    </style:style>
    <style:style style:name="P28" style:family="paragraph" style:parent-style-name="Preformatted_20_Text">
      <style:paragraph-properties fo:margin-top="0in" fo:margin-bottom="0.1965in" style:contextual-spacing="false"/>
    </style:style>
    <style:style style:name="T1" style:family="text">
      <style:text-properties officeooo:rsid="001c656b"/>
    </style:style>
    <style:style style:name="T2" style:family="text">
      <style:text-properties officeooo:rsid="001f21c2"/>
    </style:style>
    <style:style style:name="T3" style:family="text">
      <style:text-properties fo:font-weight="bold" style:font-weight-asian="bold" style:font-weight-complex="bold"/>
    </style:style>
    <style:style style:name="T4" style:family="text">
      <style:text-properties fo:font-weight="bold" officeooo:rsid="00200c66"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00c66" style:font-weight-asian="normal" style:font-weight-complex="normal"/>
    </style:style>
    <style:style style:name="T7" style:family="text">
      <style:text-properties officeooo:rsid="00244c38"/>
    </style:style>
    <style:style style:name="T8" style:family="text">
      <style:text-properties officeooo:rsid="0024e07d"/>
    </style:style>
    <style:style style:name="T9" style:family="text">
      <style:text-properties officeooo:rsid="0026498d"/>
    </style:style>
    <style:style style:name="T10" style:family="text">
      <style:text-properties fo:font-size="8pt" style:font-size-asian="8pt" style:font-size-complex="8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oncepts</text:p>
      <text:p text:style-name="P1">Main Concerns</text:p>
      <text:p text:style-name="Standard">1. Reliability</text:p>
      <text:p text:style-name="Standard">2. Security</text:p>
      <text:p text:style-name="Standard">3. Real-Time <text:span text:style-name="T1">Behavior</text:span></text:p>
      <text:p text:style-name="P10">4. Energy <text:span text:style-name="T1">Efficient</text:span><text:line-break/><text:line-break/>Embedded <text:span text:style-name="T1">Systems</text:span> are Reactive (Automata)<text:line-break/>1.Waits for Input <text:line-break/>2. Performance Computations<text:line-break/>3. Generate Outputs<text:line-break/><text:line-break/>System Model<text:line-break/>Inputs: Sensors<text:line-break/>Outputs: Actuators<text:line-break/>Computations: Processing Elements<text:line-break/><text:line-break/>In this Course:<text:line-break/><text:line-break/>1. How to pick appropriate PE (Processing Element)<text:line-break/>2. How to interface with sensors and actuators.<text:line-break/>3. how to program your PE.<text:line-break/><text:line-break/><text:line-break/>Design<text:line-break/>- Application<text:line-break/>- Requirements<text:line-break/>- characterestics<text:line-break/>- Chanllenges<text:line-break/>    - Dependability <text:line-break/>    - Effeciency<text:line-break/>    - Real-time Constraints<text:line-break/><text:line-break/>Attributes of Dependability<text:line-break/>- Reliable<text:line-break/>- Available<text:line-break/>- Maintainable<text:line-break/>- Safe<text:line-break/>- Secure<text:line-break/><text:line-break/><text:span text:style-name="T1">Efficiency</text:span><text:line-break/>- Energy <text:span text:style-name="T1">Efficiency</text:span> - Number of instructions per joule<text:line-break/>- Code Size<text:line-break/>- Weight<text:line-break/>- Cost<text:line-break/><text:line-break/>Processors -- Least Efficients<text:line-break/>ASIC -- Most <text:span text:style-name="T1">Efficient</text:span><text:line-break/><text:soft-page-break/>Hardware == Software<text:line-break/><text:line-break/>Design-Flow<text:line-break/>- Idea<text:line-break/>- Specs<text:line-break/>- Repository<text:line-break/>- Iteration<text:line-break/>- Evaluation<text:line-break/>- Validation<text:line-break/><text:line-break/>Input-Output I/O<text:line-break/>- Peripherals<text:line-break/>- Serial / parallel<text:line-break/>    - SPI<text:line-break/>    - GPIO<text:line-break/>- Analog/Digital<text:line-break/><text:line-break/>Reading Input<text:line-break/>- Polling / Interrupts<text:line-break/>- UART<text:line-break/>- DAC ADC<text:line-break/>- Direct Memory Access<text:line-break/>- USB<text:line-break/>- Synchronous / Asynchronous<text:line-break/>- Full Duplex / half duplex<text:line-break/>- resolution of ADC<text:line-break/>- ADC - <text:span text:style-name="T9">Successive</text:span> Approximation<text:line-break/>- DAC - PWM<text:line-break/>- Noise in sensor measurements<text:line-break/>- Sampling</text:p>
      <text:p text:style-name="P10"/>
      <text:p text:style-name="P10"/>
      <text:p text:style-name="P2">ASIC – Application Specific Integrated Circuits</text:p>
      <text:p text:style-name="P11">Device that is created with specific purpose in mind.</text:p>
      <text:p text:style-name="P12"><text:a xlink:type="simple" xlink:href="http://www.eetimes.com/author.asp?doc_id=1322856"><text:span text:style-name="T2">http://www.eetimes.com/author.asp?doc_id=1322856</text:span></text:a></text:p>
      <text:p text:style-name="P12"/>
      <text:p text:style-name="P12"><text:s/><text:span text:style-name="T4">Serial / Parallel Ports</text:span></text:p>
      <text:p text:style-name="P15"><text:span text:style-name="T6">Serial ports transmit data 1 bit at a time. While parallel ports transmit data 8 bits at a time. </text:span>Parallel transmission is faster, but more complicated, because each bit travels along its own data path. Serial transmission is normally slower but simpler, because each bit shares a data path.</text:p>
      <text:p text:style-name="P15"/>
      <text:p text:style-name="P15">The RS232 standard is used by many different manufacturers of devices. Some common devices that use the serial port connection are flat screen monitors, GPS receivers, bar code scanners and satellite phones or modems. </text:p>
      <text:p text:style-name="P15"/>
      <text:p text:style-name="P16">The parallel port is virtually synonymous with being a printer port. Other devices that communicate with a parallel port are zip drives, scanners, joysticks, external hard drives and webcams. Today, the parallel port has been replaced by the new USB port for connecting these same devices to the computer.</text:p>
      <text:p text:style-name="P16"/>
      <text:p text:style-name="P3"><text:soft-page-break/><text:span text:style-name="T8">Direct Memory Access</text:span> <text:s/><text:span text:style-name="T8">(DMA)</text:span></text:p>
      <text:p text:style-name="P9">y every member of a population or group.  Rath</text:p>
      <text:p text:style-name="P5"><text:a xlink:type="simple" xlink:href="https://www.cs.umd.edu/class/sum2003/cmsc311/Notes/Memory/dma.html"><text:span text:style-name="T5">https://www.cs.umd.edu/class/sum2003/cmsc311/Notes/Memory/dma.html</text:span></text:a></text:p>
      <text:p text:style-name="P20">Now imagine that the I/O device wants to store a lot of data to memory. Perhaps you have just taken some pictures on a digital video camera, and want to store this information. </text:p>
      <text:p text:style-name="Text_20_body">One way to do this is to alert the CPU that the I/O device wants to store data to memory. These are the steps that might be taken. </text:p>
      <text:list xml:id="list2901552628212663790" text:style-name="L3">
        <text:list-item>
          <text:p text:style-name="P25">CPU sends signal to I/O device to put data on data bus. </text:p>
        </text:list-item>
        <text:list-item>
          <text:p text:style-name="P25">I/O device places data on data bus, and signals it has done so. </text:p>
        </text:list-item>
        <text:list-item>
          <text:p text:style-name="P25">CPU reads in the data into a register, and signals the I/O device that it has finished reading the data. </text:p>
        </text:list-item>
        <text:list-item>
          <text:p text:style-name="P25">CPU signals memory that it is ready to write data to memory. </text:p>
        </text:list-item>
        <text:list-item>
          <text:p text:style-name="P25">CPU places address and data on data bus. </text:p>
        </text:list-item>
        <text:list-item>
          <text:p text:style-name="P25">Memory writes data from data to some memory location. </text:p>
        </text:list-item>
        <text:list-item>
          <text:p text:style-name="P23">Memory signals CPU it has written data. </text:p>
        </text:list-item>
      </text:list>
      <text:p text:style-name="Text_20_body">Thus the data flows from the I/O device to the CPU, and from the CPU to memory. </text:p>
      <text:p text:style-name="P13"/>
      <text:p text:style-name="P4">DMA</text:p>
      <text:p text:style-name="P21">It should seem obvious that there is a quicker way to put the data in memory. After all, these are lecture notes on "Direct Memory Access", so the idea is to access memory directly, and avoid the CPU as the middle man. </text:p>
      <text:p text:style-name="P19">After all, how can memory who is sending signals to it? How does it know that the CPU sends signals, instead of the device itself. </text:p>
      <text:p text:style-name="P19">If the I/O device generates all the signals that the CPU does, then the I/O device can bypass the step where the data transfers to the CPU, thus, potentially doubling the speed. </text:p>
      <text:p text:style-name="P6">ADC – Succesive Approximation</text:p>
      <text:p text:style-name="P22">If we consider the example of an analog input value of 0.425 V and a voltage reference of 1 V, we can approximate the output of an 8 bit ADC as follows:</text:p>
      <text:list xml:id="list3788096709755503099" text:style-name="L4">
        <text:list-item>
          <text:p text:style-name="P26">Set first bit of 8 bit output to 1 so output to DAC is 0.5 </text:p>
        </text:list-item>
        <text:list-item>
          <text:p text:style-name="P26">0.5 subtracted from 0.425 is less than 0, so set the first bit of output to 0 </text:p>
        </text:list-item>
        <text:list-item>
          <text:p text:style-name="P26">Set second bit of 8 bit output to 1, so output to DAC is 0.25 </text:p>
        </text:list-item>
        <text:list-item>
          <text:p text:style-name="P26">0.25 subtracted from 0.425 is greater than 1, so second bit of output is 1 </text:p>
        </text:list-item>
        <text:list-item>
          <text:p text:style-name="P26">Set third bit of 8 bit output to 1, so output to DAC is 0.375 </text:p>
        </text:list-item>
        <text:list-item>
          <text:p text:style-name="P24">0.375 subtracted from 0.425 is greater than 1, so third bit of output is 1 </text:p>
        </text:list-item>
      </text:list>
      <text:p text:style-name="Text_20_body">This process is repeated for all 8 bits until the output is determined to be:</text:p>
      <text:p text:style-name="Text_20_body">01101100</text:p>
      <text:p text:style-name="P6"><text:soft-page-break/></text:p>
      <text:p text:style-name="P17">Code:</text:p>
      <text:p text:style-name="P17"/>
      <text:p text:style-name="P27"><text:span text:style-name="Source_20_Text"><text:span text:style-name="T10">%8−bit digital output is all zeros</text:span></text:span></text:p>
      <text:p text:style-name="Preformatted_20_Text"><text:span text:style-name="Source_20_Text"><text:span text:style-name="T10">digital output = zeros(1,8);</text:span></text:span></text:p>
      <text:p text:style-name="Preformatted_20_Text"><text:span text:style-name="Source_20_Text"><text:span text:style-name="T10">%Normalised to one for example</text:span></text:span></text:p>
      <text:p text:style-name="Preformatted_20_Text"><text:span text:style-name="Source_20_Text"><text:span text:style-name="T10">reference voltage = 1;</text:span></text:span></text:p>
      <text:p text:style-name="Preformatted_20_Text"><text:span text:style-name="Source_20_Text"><text:span text:style-name="T10">for i=1:8</text:span></text:span></text:p>
      <text:p text:style-name="Preformatted_20_Text"><text:span text:style-name="Source_20_Text"><text:span text:style-name="T10"><text:s/>%current output bit set to 1:</text:span></text:span></text:p>
      <text:p text:style-name="Preformatted_20_Text"><text:span text:style-name="Source_20_Text"><text:span text:style-name="T10"><text:s/>digital output(i)=1;</text:span></text:span></text:p>
      <text:p text:style-name="Preformatted_20_Text"><text:span text:style-name="Source_20_Text"><text:span text:style-name="T10"><text:s/>compare threshold = 0;</text:span></text:span></text:p>
      <text:p text:style-name="Preformatted_20_Text"><text:span text:style-name="Source_20_Text"><text:span text:style-name="T10"><text:s/>%Output digital output in current form to DAC:</text:span></text:span></text:p>
      <text:p text:style-name="Preformatted_20_Text"><text:span text:style-name="Source_20_Text"><text:span text:style-name="T10"><text:s/>for j=1:i</text:span></text:span></text:p>
      <text:p text:style-name="Preformatted_20_Text"><text:span text:style-name="Source_20_Text"><text:span text:style-name="T10"><text:s text:c="2"/>compare threshold = compare threshold+digital output(j)*reference voltage/(2ˆj);</text:span></text:span></text:p>
      <text:p text:style-name="Preformatted_20_Text"><text:span text:style-name="Source_20_Text"><text:span text:style-name="T10"><text:s/>end</text:span></text:span></text:p>
      <text:p text:style-name="Preformatted_20_Text"><text:span text:style-name="Source_20_Text"><text:span text:style-name="T10"><text:s/>%Comparator compares analog input to DAC output:</text:span></text:span></text:p>
      <text:p text:style-name="Preformatted_20_Text"><text:span text:style-name="Source_20_Text"><text:span text:style-name="T10"><text:s/>if (input voltage−compare threshold&lt;0)</text:span></text:span></text:p>
      <text:p text:style-name="Preformatted_20_Text"><text:span text:style-name="Source_20_Text"><text:span text:style-name="T10"><text:s text:c="2"/>digital output(i)= 0;</text:span></text:span></text:p>
      <text:p text:style-name="Preformatted_20_Text"><text:span text:style-name="Source_20_Text"><text:span text:style-name="T10"><text:s/>end</text:span></text:span></text:p>
      <text:p text:style-name="P28"><text:span text:style-name="Source_20_Text"><text:span text:style-name="T10">end</text:span></text:span></text:p>
      <text:p text:style-name="P7">Sampling</text:p>
      <text:p text:style-name="P7"/>
      <text:p text:style-name="P8">USB – Universal Serial Bus</text:p>
      <text:p text:style-name="P14"><text:a xlink:type="simple" xlink:href="http://www.geoffknagge.com/uni/elec101/essay.shtml">http://www.geoffknagge.com/uni/elec101/essay.shtml</text:a></text:p>
      <text:p text:style-name="P14"><text:a xlink:type="simple" xlink:href="http://www.eeherald.com/section/design-guide/esmod14.html">http://www.eeherald.com/section/design-guide/esmod14.html</text:a></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2:54:22.494248312</meta:creation-date>
    <dc:date>2017-02-21T17:09:56.996017910</dc:date>
    <meta:editing-duration>PT4H15M1S</meta:editing-duration>
    <meta:editing-cycles>23</meta:editing-cycles>
    <meta:generator>LibreOffice/4.2.8.2$Linux_X86_64 LibreOffice_project/420m0$Build-2</meta:generator>
    <meta:document-statistic meta:table-count="0" meta:image-count="0" meta:object-count="0" meta:page-count="4" meta:paragraph-count="62" meta:word-count="847" meta:character-count="4993" meta:non-whitespace-character-count="4148"/>
  </office:meta>
</office:document-meta>
</file>